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In many VR Games, you can no longer see other player that blocked you.</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3">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1" table:number-rows-repeated="5">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10">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10">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10">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30">00/00/0000</text:date>, <text:time style:data-style-name="N2" text:time-value="19:32:32.250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30T01:29:40.688000000</dc:date>
    <meta:editing-duration>P9DT4H10M47S</meta:editing-duration>
    <meta:editing-cycles>222</meta:editing-cycles>
    <dc:description>Translation file for Lah-Mboh Mod</dc:description>
    <dc:rights>Perkedel Technologies</dc:rights>
    <dc:title>Lah-Mboh Doom mod translation</dc:title>
    <meta:document-statistic meta:table-count="1" meta:cell-count="401" meta:object-count="0"/>
  </office:meta>
</office:document-meta>
</file>